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/>
      <style:text-properties fo:font-size="14pt" fo:language="en" fo:country="US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fo:font-size="14pt" fo:language="en" fo:country="US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font-size-complex="14pt"/>
    </style:style>
    <style:style style:name="T3" style:family="text">
      <style:text-properties fo:font-size="14pt" fo:language="en" fo:country="US" fo:font-style="italic" style:font-size-asian="14pt" style:font-style-asian="italic" style:font-size-complex="14pt" style:font-style-complex="italic"/>
    </style:style>
    <style:style style:name="T4" style:family="text">
      <style:text-properties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draw:custom-shape draw:style-name="gr1" draw:text-style-name="P1" xml:id="id1" draw:id="id1" draw:layer="layout" svg:width="3.2cm" svg:height="2.1cm" svg:x="1.7cm" svg:y="1.6cm">
          <text:p text:style-name="P1"><text:span text:style-name="T1">ClipTag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" draw:text-style-name="P2" xml:id="id2" draw:id="id2" draw:layer="layout" svg:width="6.6cm" svg:height="2.4cm" svg:x="8.2cm" svg:y="2.2cm">
          <text:p text:style-name="P2"><text:span text:style-name="T2">1.0 Format conversion</text:span></text:p>
          <text:p text:style-name="P2"><text:span text:style-name="T2"/></text:p>
          <text:p text:style-name="P2"><text:span text:style-name="T3">ttagger2OtherFormats.pl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" draw:text-style-name="P3" draw:layer="layout" svg:x1="4.9cm" svg:y1="2.65cm" svg:x2="8.2cm" svg:y2="3.4cm" draw:start-shape="id1" draw:start-glue-point="7" draw:end-shape="id2" svg:d="m4900 2650h1651v750h1649">
          <text:p/>
        </draw:connector>
        <draw:custom-shape draw:style-name="gr1" draw:text-style-name="P2" xml:id="id3" draw:id="id3" draw:layer="layout" svg:width="7.1cm" svg:height="1.4cm" svg:x="19.4cm" svg:y="1.6cm">
          <text:p text:style-name="P2"><text:span text:style-name="T2">CQP formatted files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2" draw:text-style-name="P3" draw:layer="layout" svg:x1="14.8cm" svg:y1="3.4cm" svg:x2="19.4cm" svg:y2="2.3cm" draw:start-shape="id2" draw:start-glue-point="7" draw:end-shape="id3" draw:end-glue-point="5" svg:d="m14800 3400h2301v-1100h2299">
          <text:p/>
        </draw:connector>
        <draw:custom-shape draw:style-name="gr1" draw:text-style-name="P2" xml:id="id4" draw:id="id4" draw:layer="layout" svg:width="7.1cm" svg:height="1.4cm" svg:x="19.4cm" svg:y="3.8cm">
          <text:p text:style-name="P2"><text:span text:style-name="T2">CG3 formatted files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2" draw:text-style-name="P3" draw:layer="layout" svg:x1="14.8cm" svg:y1="3.4cm" svg:x2="19.4cm" svg:y2="4.5cm" draw:start-shape="id2" draw:start-glue-point="7" draw:end-shape="id4" svg:d="m14800 3400h2301v1100h2299">
          <text:p/>
        </draw:connector>
        <draw:custom-shape draw:style-name="gr1" draw:text-style-name="P2" xml:id="id6" draw:id="id6" draw:layer="layout" svg:width="6.6cm" svg:height="2.4cm" svg:x="8.3cm" svg:y="5.6cm">
          <text:p text:style-name="P2"><text:span text:style-name="T2">2.0 Pedagogical annotation</text:span></text:p>
          <text:p text:style-name="P2"><text:span text:style-name="T3"/></text:p>
          <text:p text:style-name="P2"><text:span text:style-name="T3">vislcg3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xml:id="id5" draw:id="id5" draw:layer="layout" svg:width="4.7cm" svg:height="2cm" svg:x="1.4cm" svg:y="5.8cm">
          <text:p text:style-name="P2"><text:span text:style-name="T2">CG3 grammar</text:span></text:p>
          <text:p text:style-name="P2"><text:span text:style-name="T3">SpintxGrammar.rl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" draw:text-style-name="P3" draw:layer="layout" svg:x1="6.1cm" svg:y1="6.8cm" svg:x2="8.3cm" svg:y2="6.8cm" draw:start-shape="id5" draw:start-glue-point="8" draw:end-shape="id6" draw:end-glue-point="5" svg:d="m6100 6800h2200">
          <text:p/>
        </draw:connector>
        <draw:custom-shape draw:style-name="gr1" draw:text-style-name="P2" xml:id="id7" draw:id="id7" draw:layer="layout" svg:width="7.7cm" svg:height="1.5cm" svg:x="19cm" svg:y="8cm">
          <text:p text:style-name="P2"><text:span text:style-name="T2">Pedagogical Metadata</text:span></text:p>
          <text:p text:style-name="P2"><text:span text:style-name="T3">(*.out files)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2" draw:text-style-name="P3" draw:layer="layout" svg:x1="22.95cm" svg:y1="5.2cm" svg:x2="14.9cm" svg:y2="6.8cm" draw:start-shape="id4" draw:start-glue-point="6" draw:end-shape="id6" svg:d="m22950 5200v1600h-8050">
          <text:p/>
        </draw:connector>
        <draw:connector draw:style-name="gr2" draw:text-style-name="P3" draw:layer="layout" svg:x1="11.6cm" svg:y1="8cm" svg:x2="19cm" svg:y2="8.75cm" draw:start-shape="id6" draw:start-glue-point="6" draw:end-shape="id7" svg:d="m11600 8000v750h7400">
          <text:p/>
        </draw:connector>
        <draw:custom-shape draw:style-name="gr1" draw:text-style-name="P2" xml:id="id8" draw:id="id8" draw:layer="layout" svg:width="8.1cm" svg:height="2.4cm" svg:x="13.3cm" svg:y="10.4cm">
          <text:p text:style-name="P2"><text:span text:style-name="T2">3.0 Pedagogical feature counts</text:span></text:p>
          <text:p text:style-name="P2"><text:span text:style-name="T3"/></text:p>
          <text:p text:style-name="P2"><text:span text:style-name="T3">countPedagogicalFeatures.pl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" draw:text-style-name="P3" draw:layer="layout" svg:x1="22.85cm" svg:y1="9.5cm" svg:x2="21.4cm" svg:y2="11.6cm" draw:start-shape="id7" draw:start-glue-point="6" draw:end-shape="id8" draw:end-glue-point="7" svg:d="m22850 9500v2100h-1450">
          <text:p/>
        </draw:connector>
        <draw:custom-shape draw:style-name="gr1" draw:text-style-name="P2" xml:id="id9" draw:id="id9" draw:layer="layout" svg:width="8.1cm" svg:height="2.4cm" svg:x="13.3cm" svg:y="13.6cm">
          <text:p text:style-name="P2"><text:span text:style-name="T2">4.0 Pedagogical feature counts</text:span></text:p>
          <text:p text:style-name="P2"><text:span text:style-name="T3"/></text:p>
          <text:p text:style-name="P2"><text:span text:style-name="T3">wordLevelPedagogAnnotations.pl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" draw:text-style-name="P3" draw:layer="layout" svg:x1="22.85cm" svg:y1="9.5cm" svg:x2="21.4cm" svg:y2="14.8cm" draw:start-shape="id7" draw:start-glue-point="6" draw:end-shape="id9" draw:end-glue-point="7" svg:d="m22850 9500v5300h-1450">
          <text:p/>
        </draw:connector>
        <draw:custom-shape draw:style-name="gr1" draw:text-style-name="P4" xml:id="id11" draw:id="id11" draw:layer="layout" svg:width="10.4cm" svg:height="2.1cm" svg:x="1.3cm" svg:y="10.6cm">
          <text:p text:style-name="P4"><text:span text:style-name="T2">Clip level metadata breakdown</text:span></text:p>
          <text:p text:style-name="P4"><text:span text:style-name="T4">SpintxPedagogicalMetadata.csv</text:span></text:p>
          <draw:enhanced-geometry svg:viewBox="0 0 21600 21600" draw:glue-points="10800 0 0 10800 10800 21600 18000 10800" draw:text-areas="3600 0 18000 21600" draw:mirror-horizontal="false" draw:mirror-vertical="false" draw:type="flowchart-stored-data" draw:enhanced-path="M 3600 21600 X 0 10800 3600 0 L 21600 0 X 18000 10800 21600 21600 Z N"/>
        </draw:custom-shape>
        <draw:custom-shape draw:style-name="gr1" draw:text-style-name="P2" xml:id="id10" draw:id="id10" draw:layer="layout" svg:width="10.4cm" svg:height="2.1cm" svg:x="1.3cm" svg:y="13.8cm">
          <text:p text:style-name="P2"><text:span text:style-name="T2">Word level metadata</text:span></text:p>
          <text:p text:style-name="P2"><text:span text:style-name="T4">(*wla.json files)</text:span></text:p>
          <draw:enhanced-geometry svg:viewBox="0 0 21600 21600" draw:glue-points="10800 0 0 10800 10800 21600 18000 10800" draw:text-areas="3600 0 18000 21600" draw:mirror-horizontal="false" draw:mirror-vertical="false" draw:type="flowchart-stored-data" draw:enhanced-path="M 3600 21600 X 0 10800 3600 0 L 21600 0 X 18000 10800 21600 21600 Z N"/>
        </draw:custom-shape>
        <draw:connector draw:style-name="gr2" draw:text-style-name="P3" draw:layer="layout" draw:type="line" svg:x1="13.3cm" svg:y1="14.8cm" svg:x2="9.967cm" svg:y2="14.85cm" draw:start-shape="id9" draw:start-glue-point="5" draw:end-shape="id10" draw:end-glue-point="7" svg:d="m13300 14800-3333 50">
          <text:p/>
        </draw:connector>
        <draw:connector draw:style-name="gr2" draw:text-style-name="P3" draw:layer="layout" draw:type="line" svg:x1="13.3cm" svg:y1="11.6cm" svg:x2="9.967cm" svg:y2="11.65cm" draw:start-shape="id8" draw:start-glue-point="5" draw:end-shape="id11" draw:end-glue-point="7" svg:d="m13300 11600-3333 50">
          <text:p/>
        </draw:connector>
        <draw:frame draw:style-name="gr3" draw:layer="layout" svg:width="14.764cm" svg:height="0.962cm" svg:x="2.2cm" svg:y="17.7cm">
          <draw:text-box>
            <text:p>PAToS – Pedagogical Annotation Tools for Spanish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a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14T10:04:03</meta:creation-date>
    <dc:date>2013-02-14T10:40:52</dc:date>
    <meta:editing-duration>PT21M39S</meta:editing-duration>
    <meta:editing-cycles>5</meta:editing-cycles>
    <meta:generator>LibreOffice/3.4$Unix LibreOffice_project/340m1$Build-203</meta:generator>
    <meta:document-statistic meta:object-count="22"/>
  </office:meta>
</office:document-meta>
</file>